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2918b1" officeooo:paragraph-rsid="002918b1"/>
    </style:style>
    <style:style style:name="P2" style:family="paragraph" style:parent-style-name="Standard">
      <style:text-properties officeooo:rsid="002918b1" officeooo:paragraph-rsid="002918b1"/>
    </style:style>
    <style:style style:name="P3" style:family="paragraph" style:parent-style-name="Standard">
      <style:text-properties fo:color="#000000" officeooo:rsid="002918b1" officeooo:paragraph-rsid="002918b1"/>
    </style:style>
    <style:style style:name="P4" style:family="paragraph" style:parent-style-name="Standard">
      <style:text-properties officeooo:paragraph-rsid="002bcc95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bcc95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cc3300" fo:font-size="12pt" officeooo:rsid="003182bf" officeooo:paragraph-rsid="003182bf" style:font-size-asian="12pt" style:font-size-complex="12pt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cc3300" fo:font-size="12pt" officeooo:rsid="003182bf" officeooo:paragraph-rsid="003214f1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  <style:text-properties fo:color="#cc3300" style:font-name="Liberation Mono" fo:font-size="12pt" officeooo:rsid="002bcc95" officeooo:paragraph-rsid="002bcc95" style:font-name-asian="Nimbus Mono L" style:font-size-asian="12pt" style:font-name-complex="Liberation Mono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color="#cc3300" fo:font-size="12pt" officeooo:rsid="002bcc95" officeooo:paragraph-rsid="002bcc95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cc3300" fo:font-size="12pt" officeooo:rsid="003525fa" officeooo:paragraph-rsid="003525fa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cc3300" fo:font-size="12pt" officeooo:rsid="003182bf" officeooo:paragraph-rsid="003182bf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cc3300" fo:font-size="12pt" officeooo:rsid="003c2431" officeooo:paragraph-rsid="003c2431" style:font-size-asian="12pt" style:font-size-complex="12pt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cc3300" fo:font-size="12pt" officeooo:rsid="003525fa" officeooo:paragraph-rsid="003525fa" fo:background-color="#ffff00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cc3300" fo:font-size="12pt" officeooo:rsid="003c2431" officeooo:paragraph-rsid="003c2431" fo:background-color="#ffff00" style:font-size-asian="12pt" style:font-size-complex="12pt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800000" officeooo:paragraph-rsid="003c2431" fo:background-color="#ff99ff"/>
    </style:style>
    <style:style style:name="T1" style:family="text">
      <style:text-properties officeooo:rsid="002bcc95"/>
    </style:style>
    <style:style style:name="T2" style:family="text">
      <style:text-properties fo:color="#000000"/>
    </style:style>
    <style:style style:name="T3" style:family="text">
      <style:text-properties fo:color="#000000" officeooo:rsid="002918b1"/>
    </style:style>
    <style:style style:name="T4" style:family="text">
      <style:text-properties fo:color="#000000" fo:font-size="12pt" officeooo:rsid="002918b1" style:font-size-asian="12pt" style:font-size-complex="12pt"/>
    </style:style>
    <style:style style:name="T5" style:family="text">
      <style:text-properties fo:color="#000000" fo:font-size="12pt" officeooo:rsid="003c2431" fo:background-color="#ffff00" loext:char-shading-value="0" style:font-size-asian="12pt" style:font-size-complex="12pt"/>
    </style:style>
    <style:style style:name="T6" style:family="text">
      <style:text-properties fo:color="#000000" officeooo:rsid="002bcc95"/>
    </style:style>
    <style:style style:name="T7" style:family="text">
      <style:text-properties fo:color="#000000" officeooo:rsid="003c2431"/>
    </style:style>
    <style:style style:name="T8" style:family="text">
      <style:text-properties fo:color="#000000" style:font-name="Liberation Mono" fo:font-size="12pt" officeooo:rsid="003c2431" fo:background-color="#ffff00" loext:char-shading-value="0" style:font-name-asian="Nimbus Mono L" style:font-size-asian="12pt" style:font-name-complex="Liberation Mono" style:font-size-complex="12pt"/>
    </style:style>
    <style:style style:name="T9" style:family="text">
      <style:text-properties officeooo:rsid="002d30cd"/>
    </style:style>
    <style:style style:name="T10" style:family="text">
      <style:text-properties officeooo:rsid="003214f1"/>
    </style:style>
    <style:style style:name="T11" style:family="text">
      <style:text-properties officeooo:rsid="0033b656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bcc95" fo:background-color="#ffff00" loext:char-shading-value="0"/>
    </style:style>
    <style:style style:name="T14" style:family="text">
      <style:text-properties officeooo:rsid="002bcc95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12pt" officeooo:rsid="003c2431" fo:background-color="#ffff00" loext:char-shading-value="0" style:font-size-asian="12pt" style:font-size-complex="12pt"/>
    </style:style>
    <style:style style:name="T17" style:family="text">
      <style:text-properties fo:font-size="12pt" officeooo:rsid="003c2431" style:font-size-asian="12pt" style:font-size-complex="12pt"/>
    </style:style>
    <style:style style:name="T18" style:family="text">
      <style:text-properties fo:font-size="12pt" officeooo:rsid="003c2431" style:font-size-asian="12pt" style:font-size-complex="12pt" fo:background-color="#ffffff"/>
    </style:style>
    <style:style style:name="T19" style:family="text">
      <style:text-properties style:font-name="Liberation Mono" fo:font-size="12pt" officeooo:rsid="003c2431" fo:background-color="#ffff00" loext:char-shading-value="0" style:font-name-asian="Nimbus Mono L" style:font-size-asian="12pt" style:font-name-complex="Liberation Mono" style:font-size-complex="12pt"/>
    </style:style>
    <style:style style:name="T20" style:family="text">
      <style:text-properties style:font-name="Liberation Mono" fo:font-size="12pt" officeooo:rsid="003c2431" style:font-name-asian="Nimbus Mono L" style:font-size-asian="12pt" style:font-name-complex="Liberation Mono" style:font-size-complex="12pt"/>
    </style:style>
    <style:style style:name="T21" style:family="text">
      <style:text-properties style:font-name="Liberation Mono" fo:font-size="12pt" officeooo:rsid="003c2431" style:font-name-asian="Nimbus Mono L" style:font-size-asian="12pt" style:font-name-complex="Liberation Mono" style:font-size-complex="12pt" fo:background-color="#ffffff"/>
    </style:style>
    <style:style style:name="T22" style:family="text">
      <style:text-properties fo:color="#800000"/>
    </style:style>
    <style:style style:name="T23" style:family="text">
      <style:text-properties fo:color="#009933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一、simplest example:</text:p>
      <text:p text:style-name="P2">①hello.h:</text:p>
      <text:p text:style-name="P1">#ifndef __HELLO_H__</text:p>
      <text:p text:style-name="P1">#define __HELLO_H__</text:p>
      <text:p text:style-name="P1">#include &lt;stdio.h&gt; </text:p>
      <text:p text:style-name="P1">void Hello();</text:p>
      <text:p text:style-name="P1">#endif</text:p>
      <text:p text:style-name="P1"/>
      <text:p text:style-name="P3">②hello.cpp:</text:p>
      <text:p text:style-name="P1">#include "hello.h"</text:p>
      <text:p text:style-name="P1">void Hello()</text:p>
      <text:p text:style-name="P1">{</text:p>
      <text:p text:style-name="P1"><text:s text:c="4"/>printf("Hello LinSC666!!!\n");</text:p>
      <text:p text:style-name="P1">}</text:p>
      <text:p text:style-name="P1"/>
      <text:p text:style-name="P3">③main.cpp:</text:p>
      <text:p text:style-name="P1">#include "hello.h"</text:p>
      <text:p text:style-name="P1">int main(void)</text:p>
      <text:p text:style-name="P1">{</text:p>
      <text:p text:style-name="P1"><text:s text:c="4"/>Hello();</text:p>
      <text:p text:style-name="P1"><text:s text:c="4"/>return 0;</text:p>
      <text:p text:style-name="P1">}</text:p>
      <text:p text:style-name="P1"/>
      <text:p text:style-name="P4"><text:span text:style-name="T3">④</text:span><text:span text:style-name="Source_20_Text">/*生成</text:span><text:span text:style-name="Source_20_Text"><text:span text:style-name="T6">libhello.so</text:span></text:span><text:span text:style-name="Source_20_Text">链接库*/ <text:s/></text:span></text:p>
      <text:p text:style-name="Preformatted_20_Text"><text:span text:style-name="Source_20_Text"><text:span text:style-name="T1">　</text:span></text:span><text:span text:style-name="Source_20_Text">/* </text:span></text:p>
      <text:p text:style-name="Preformatted_20_Text"><text:span text:style-name="Source_20_Text"><text:s/>* # -shared 为链接库 <text:s/>让编译器知道是要编译一个共享库 </text:span></text:p>
      <text:p text:style-name="Preformatted_20_Text"><text:span text:style-name="Source_20_Text"><text:s/>* # -fPIC（Position Independent Code） <text:s text:c="2"/>编译生成代码与位置无关 </text:span></text:p>
      <text:p text:style-name="P6"><text:span text:style-name="Source_20_Text"><text:s/>*/ <text:s/></text:span></text:p>
      <text:p text:style-name="P9">g++　 hello.cpp　 -fPIC　 -shared 　-o 　libhello.so</text:p>
      <text:p text:style-name="P6"><text:span text:style-name="T4">⑤</text:span><text:span text:style-name="Source_20_Text"> *-L.: 在当前路径下寻找.so文件 </text:span></text:p>
      <text:p text:style-name="P5"><text:span text:style-name="Source_20_Text"><text:s/>*-lmax: 要链接这个lib</text:span><text:span text:style-name="Source_20_Text"><text:span text:style-name="T9">hello</text:span></text:span><text:span text:style-name="Source_20_Text">.so文件 </text:span></text:p>
      <text:p text:style-name="P10">g<text:span text:style-name="T11">++</text:span> -o main main.c -L. -lhello </text:p>
      <text:p text:style-name="P14">注意，如果出现错误：libpub_sub.so: undefined reference to `sem_post'</text:p>
      <text:p text:style-name="P14">可通过：<text:span text:style-name="T1">g++ -o main main.c -L. -</text:span>lpub_sub -lpthread　来解决！！</text:p>
      <text:p text:style-name="P11"><text:span text:style-name="T14">但注意的是</text:span><text:span text:style-name="T15">，不能是-lpthread再到</text:span><text:span text:style-name="T14">-</text:span><text:span text:style-name="T15">lpub_sub，有先后，否则还是报错！！！</text:span><text:span text:style-name="T1"> </text:span></text:p>
      <text:p text:style-name="P7"><text:span text:style-name="Source_20_Text"><text:span text:style-name="T2">⑥通过ldd main命令查看其他依赖的动态库</text:span></text:span></text:p>
      <text:p text:style-name="P7">⑦./main</text:p>
      <text:p text:style-name="P7">若报错:./main: error while loading shared libraries: libhello.so: cannot open shared object file: No such file or directory</text:p>
      <text:p text:style-name="P7">是因为没有把libhello.so库放到系统路径下！！！</text:p>
      <text:p text:style-name="P7"><text:soft-page-break/>两种方法解决：</text:p>
      <text:p text:style-name="P8">１．sudo cp libhello.so /usr/lib<text:span text:style-name="T10">　　</text:span><text:span text:style-name="T2">//意思是将动态库拷贝到系统默认路径</text:span></text:p>
      <text:p text:style-name="P7">２．export LD_LIBRARY_PATH=./ <text:s/><text:span text:style-name="T10">　　　</text:span><text:span text:style-name="T2">//意思是当前进程动态库的搜索路径</text:span></text:p>
      <text:p text:style-name="P7"><text:span text:style-name="T2"/></text:p>
      <text:p text:style-name="P7"><text:span text:style-name="T2">二</text:span><text:span text:style-name="T7">、CMake方法：</text:span></text:p>
      <text:p text:style-name="P13"><text:span text:style-name="T2">cmake_minimum_required(VERSION 2.8)</text:span></text:p>
      <text:p text:style-name="P13"><text:span text:style-name="T2">project(publish)</text:span></text:p>
      <text:p text:style-name="P15"><text:span text:style-name="T2">add_definitions("-Wall -lpthread -g") </text:span></text:p>
      <text:p text:style-name="P15"><text:span text:style-name="T2">add_library(</text:span><text:span text:style-name="T24">libpub_sub</text:span> <text:span text:style-name="T2">SHARED <text:s/>pub_sub.cpp)</text:span></text:p>
      <text:p text:style-name="P13"><text:span text:style-name="T2">add_executable(publish publish.cpp)</text:span></text:p>
      <text:p text:style-name="P15"><text:span text:style-name="T2">target_link_libraries(publish </text:span><text:span text:style-name="T24">libpub_sub</text:span><text:span text:style-name="T2"> pthread )</text:span></text:p>
      <text:p text:style-name="P13"><text:span text:style-name="T2">add_executable(subscribe1 subscribe1.cpp)</text:span></text:p>
      <text:p text:style-name="P15"><text:span text:style-name="T2">target_link_libraries(subscribe1 </text:span><text:span text:style-name="T24">libpub_sub</text:span><text:span text:style-name="T2"> pthread )</text:span></text:p>
      <text:p text:style-name="P16"><text:span text:style-name="T17">然后会看到</text:span><text:span text:style-name="T20">，build文件夹</text:span><text:span text:style-name="T17">下会生成liblibpub_sub.so动态链接库！！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09:00.252943941</meta:creation-date>
    <dc:date>2020-03-05T20:55:59.408731598</dc:date>
    <meta:editing-duration>PT2H4M3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37" meta:character-count="1298" meta:non-whitespace-character-count="1174"/>
  </office:meta>
</office:document-meta>
</file>